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Standard">
      <style:text-properties style:font-name="Arial2"/>
    </style:style>
    <style:style style:name="P36" style:family="paragraph" style:parent-style-name="Text_20_body">
      <style:text-properties style:font-name="Ubuntu Light" fo:font-size="6pt" style:font-size-asian="5.25pt" style:font-size-complex="6pt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text-properties style:font-name="Arial2" fo:font-size="2pt" style:font-size-asian="1.75pt" style:font-size-complex="2pt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7aacdc"/>
    </style:style>
    <style:style style:name="T9" style:family="text">
      <style:text-properties officeooo:rsid="009ed5f6"/>
    </style:style>
    <style:style style:name="T10" style:family="text">
      <style:text-properties officeooo:rsid="00e05a44"/>
    </style:style>
    <style:style style:name="T11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6">SPETT.LE</text:span> / MESSRS</text:p>
            <text:p text:style-name="P25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placeholder text:placeholder-type="text">&lt;o.partner_id.vat or ''&gt;</text:placeholder></text:p>
          </table:table-cell>
          <table:table-cell table:style-name="Tabella3.C5" office:value-type="string">
            <text:p text:style-name="P28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5" office:value-type="string">
            <text:p text:style-name="P40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22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2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9">APPOGGIO BANCARIO / BANK DETAILS</text:p>
          </table:table-cell>
          <table:covered-table-cell/>
          <table:table-cell table:style-name="Tabella3.C5" office:value-type="string">
            <text:p text:style-name="P13">DATA / DATE</text:p>
          </table:table-cell>
          <table:table-cell table:style-name="Tabella3.D5" table:number-rows-spanned="2" table:number-columns-spanned="2" office:value-type="string">
            <text:p text:style-name="P44">DESTINATARIO / <text:span text:style-name="T9">CONSIGNEE</text:span></text:p>
            <text:p text:style-name="P29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8"><text:placeholder text:placeholder-type="text">&lt;'%s' %(o.used_bank_id.bank_name) if o.used_bank_id else ''&gt;</text:placeholder></text:p>
            <text:p text:style-name="P3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5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8">COD<text:span text:style-name="T7">ICE</text:span> ART<text:span text:style-name="T7">ICOLO<text:line-break/>ITEM</text:span></text:p>
            </table:table-cell>
            <table:table-cell table:style-name="Tabella1.A1" office:value-type="string">
              <text:p text:style-name="P63">DESCRIZIONE ARTICOLO / <text:span text:style-name="T7">COLORE</text:span></text:p>
              <text:p text:style-name="P67"><text:span text:style-name="T7">ITEM</text:span> DESCRIPTION /<text:span text:style-name="T7"> COLOUR</text:span></text:p>
            </table:table-cell>
            <table:table-cell table:style-name="Tabella1.A1" office:value-type="string">
              <text:p text:style-name="P48">U.M.</text:p>
            </table:table-cell>
            <table:table-cell table:style-name="Tabella1.D1" office:value-type="string">
              <text:p text:style-name="P48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4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2"/>
          </table:table-cell>
          <table:table-cell table:style-name="Tabella1.B3" office:value-type="string">
            <text:p text:style-name="P64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3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6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placeholder text:placeholder-type="text">&lt;"%s\n" % l.text_note_pre if l.text_note_pre else ''&gt;</text:placeholder><text:placeholder text:placeholder-type="text">&lt;l.product_id.name or ''&gt;</text:placeholder><text:placeholder text:placeholder-type="text">&lt;('%s\n' % l.product_id.colour) if  l.product_id.colour else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7"><text:s/><text:placeholder text:placeholder-type="text">&lt;l.product_uom.name&gt;</text:placeholder></text:p>
          </table:table-cell>
          <table:table-cell table:style-name="Tabella1.D6" office:value-type="string">
            <text:p text:style-name="P68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6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2"/>
          </table:table-cell>
          <table:table-cell table:style-name="Tabella1.B9" office:value-type="string">
            <text:p text:style-name="P64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41">NOTE / <text:span text:style-name="T8">NOTES</text:span></text:p>
          </table:table-cell>
          <table:covered-table-cell/>
          <table:covered-table-cell/>
          <table:covered-table-cell/>
        </table:table-row>
      </table:table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60">TELEFONO / PHONE</text:p>
          </table:table-cell>
          <table:table-cell table:style-name="Tabella2.A1" office:value-type="string">
            <text:p text:style-name="P60">COLLI / COLLS</text:p>
          </table:table-cell>
          <table:table-cell table:style-name="Tabella2.A1" office:value-type="string">
            <text:p text:style-name="P49">PORTO / PORT</text:p>
          </table:table-cell>
          <table:table-cell table:style-name="Tabella2.D1" office:value-type="string">
            <text:p text:style-name="P60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61"><text:s/><text:span text:style-name="T11"><text:placeholder text:placeholder-type="text">&lt;o.partner_id.phone&gt;</text:placeholder></text:span></text:p>
          </table:table-cell>
          <table:table-cell table:style-name="Tabella2.A2" office:value-type="string">
            <text:p text:style-name="P54"><text:placeholder text:placeholder-type="text">&lt;o.number_of_packages&gt;</text:placeholder></text:p>
          </table:table-cell>
          <table:table-cell table:style-name="Tabella2.A2" office:value-type="string">
            <text:p text:style-name="P55"><text:placeholder text:placeholder-type="text">&lt;o.carriage_condition_id.name or ''&gt;</text:placeholder></text:p>
          </table:table-cell>
          <table:table-cell table:style-name="Tabella2.D2" office:value-type="string">
            <text:p text:style-name="P5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50">INCARICATO DEL TRASPORTO / TRANSPORT BY</text:p>
          </table:table-cell>
          <table:table-cell table:style-name="Tabella2.A2" table:number-columns-spanned="2" office:value-type="string">
            <text:p text:style-name="P49">FIRMA CONDUCENTE / CARRIER<text:span text:style-name="T10">'</text:span>S SIGNATURE</text:p>
          </table:table-cell>
          <table:covered-table-cell/>
          <table:table-cell table:style-name="Tabella2.D2" office:value-type="string">
            <text:p text:style-name="P49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69"><text:placeholder text:placeholder-type="text">&lt;'MEZZO: %s' % (o.transportation_method_id.name or '')&gt;</text:placeholder></text:p>
            <text:p text:style-name="P70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56"/>
          </table:table-cell>
          <table:covered-table-cell/>
          <table:table-cell table:style-name="Tabella2.D2" office:value-type="string">
            <text:p text:style-name="P5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DATA INIZIO TRASP. / DATE OF TAKING OVER</text:p>
          </table:table-cell>
          <table:covered-table-cell/>
          <table:table-cell table:style-name="Tabella2.D2" office:value-type="string">
            <text:p text:style-name="P51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8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57"><text:placeholder text:placeholder-type="text">&lt;o.goods_description_id.name or ''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2T15:37:42.218414803</dc:date>
    <meta:editing-duration>P6DT57M</meta:editing-duration>
    <meta:editing-cycles>797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5" meta:word-count="280" meta:character-count="2648" meta:non-whitespace-character-count="2426"/>
    <meta:user-defined meta:name="Info 1"/>
    <meta:user-defined meta:name="Info 2"/>
    <meta:user-defined meta:name="Info 3"/>
    <meta:user-defined meta:name="Info 4"/>
  </office:meta>
</office:document-meta>
</file>